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template_chart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15T13:52:28.50</meta:creation-date>
    <dc:date>2014-12-03T15:37:43.82</dc:date>
    <meta:editing-duration>PT11M53S</meta:editing-duration>
    <meta:editing-cycles>10</meta:editing-cycles>
    <meta:generator>OpenOffice/4.1.1$Win32 OpenOffice.org_project/411m6$Build-9775</meta:generator>
    <dc:creator>Name Surname</dc:creator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plot-area chart:style-name="ch2" chart:data-source-has-labels="both" svg:x="0.769cm" svg:y="0.851cm" svg:width="14.591cm" svg:height="7.549cm">
          <chartooo:coordinate-region svg:x="1.496cm" svg:y="1.063cm" svg:width="13.864cm" svg:height="6.66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